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3758" officeooo:paragraph-rsid="00023758"/>
    </style:style>
    <style:style style:name="P2" style:family="paragraph" style:parent-style-name="Standard">
      <style:paragraph-properties fo:text-align="center" style:justify-single-word="false"/>
      <style:text-properties officeooo:rsid="00023758" officeooo:paragraph-rsid="00023758"/>
    </style:style>
    <style:style style:name="P3" style:family="paragraph" style:parent-style-name="Standard">
      <style:text-properties officeooo:rsid="00023758" officeooo:paragraph-rsid="00023758"/>
    </style:style>
    <style:style style:name="P4" style:family="paragraph" style:parent-style-name="Standard">
      <style:text-properties officeooo:rsid="000512cb" officeooo:paragraph-rsid="000512cb"/>
    </style:style>
    <style:style style:name="P5" style:family="paragraph" style:parent-style-name="Standard">
      <style:paragraph-properties fo:text-align="center" style:justify-single-word="false"/>
      <style:text-properties officeooo:rsid="000512cb" officeooo:paragraph-rsid="000512cb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512cb" officeooo:paragraph-rsid="000512c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512cb" officeooo:paragraph-rsid="000512c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gumentos opcionais funções:</text:p>
      <text:p text:style-name="P2"/>
      <text:p text:style-name="P1"><text:tab/>Podemos chamar uma função em JS sem o número igual de parâmetros determinados;</text:p>
      <text:p text:style-name="P1"><text:tab/></text:p>
      <text:p text:style-name="P1"><text:tab/>function nomeComIdade(nome,idade){</text:p>
      <text:p text:style-name="P1"><text:tab/><text:tab/>if(idade === undefined){</text:p>
      <text:p text:style-name="P1"><text:tab/><text:tab/><text:tab/>console.log(`Seu nome é ` + nome);</text:p>
      <text:p text:style-name="P1">}<text:tab/> else{</text:p>
      <text:p text:style-name="P1"><text:tab/>console.log(`Seu nome é ` + nome + ` e você tem ` + idade + `anos`);</text:p>
      <text:p text:style-name="P1">}</text:p>
      <text:p text:style-name="P1">}</text:p>
      <text:p text:style-name="P1"/>
      <text:p text:style-name="P1">nomeComIdade(`João`);</text:p>
      <text:p text:style-name="P1">nomeComIdade(`João`, 42);</text:p>
      <text:p text:style-name="P1"/>
      <text:p text:style-name="P6">argumentos com default</text:p>
      <text:p text:style-name="P4"/>
      <text:p text:style-name="P4"><text:tab/>Nós podemos também definir <text:s/>um valor prévio de um parâmetro de uma função, então se nós passarmos nenhum valor, esse valor prévio será utilizado:</text:p>
      <text:p text:style-name="P4"><text:tab/>function potencia(base, exp=2){</text:p>
      <text:p text:style-name="P4"><text:tab/>return Math.pow(base, exp);</text:p>
      <text:p text:style-name="P4">}<text:line-break/></text:p>
      <text:p text:style-name="P4"/>
      <text:p text:style-name="P4">console.log(potencia(2));--------------- aqui vai escrever 4</text:p>
      <text:p text:style-name="P4">console.log(potencia(2,2));-------------aqui vai escrever 4</text:p>
      <text:p text:style-name="P4">console.log(potencia(2,3));-------------aqui vai escrever 16</text:p>
      <text:p text:style-name="P4"/>
      <text:p text:style-name="P5"><text:span text:style-name="T1">Closure</text:span></text:p>
      <text:p text:style-name="P5"><text:span text:style-name="T1"/></text:p>
      <text:p text:style-name="P7"><text:tab/>Closure é uma função que se lembra do ambiente em que foi criada;</text:p>
      <text:p text:style-name="P7"/>
      <text:p text:style-name="P7"><text:tab/>function armazenarSoma(x){</text:p>
      <text:p text:style-name="P7"><text:tab/>return y =&gt; x + y;</text:p>
      <text:p text:style-name="P7">}</text:p>
      <text:p text:style-name="P7"><text:tab/>let soma1 = armazenarSoma(3);</text:p>
      <text:p text:style-name="P7"><text:tab/>console.log(soma1(5)); -------------aqui vai ser exibido o número 8</text:p>
      <text:p text:style-name="P7"><text:tab/>let soma2 = armazenarSoma(5);</text:p>
      <text:p text:style-name="P7"><text:tab/>console.log(soma2(10)); aqui <text:s/>vai ser exibido o número(15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5T11:21:10.361000000</meta:creation-date>
    <dc:date>2023-01-15T16:18:08.322000000</dc:date>
    <meta:editing-duration>PT1H49M15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29" meta:word-count="146" meta:character-count="1049" meta:non-whitespace-character-count="911"/>
  </office:meta>
</office:document-meta>
</file>